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c684" officeooo:paragraph-rsid="0001c684"/>
    </style:style>
    <style:style style:name="P2" style:family="paragraph" style:parent-style-name="Text_20_body">
      <style:text-properties style:text-underline-style="solid" style:text-underline-width="auto" style:text-underline-color="font-color" officeooo:rsid="0001c684" officeooo:paragraph-rsid="0001c684"/>
    </style:style>
    <style:style style:name="P3" style:family="paragraph" style:parent-style-name="Text_20_body">
      <style:text-properties style:text-underline-style="none" officeooo:rsid="0001d34b" officeooo:paragraph-rsid="0001d34b"/>
    </style:style>
    <style:style style:name="P4" style:family="paragraph" style:parent-style-name="Text_20_body">
      <style:text-properties style:text-underline-style="none" officeooo:rsid="0001c684" officeooo:paragraph-rsid="0001c684"/>
    </style:style>
    <style:style style:name="P5" style:family="paragraph" style:parent-style-name="Title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officeooo:rsid="0001c684" officeooo:paragraph-rsid="00048121"/>
    </style:style>
    <style:style style:name="P7" style:family="paragraph" style:parent-style-name="Text_20_body">
      <style:text-properties officeooo:rsid="00048121" officeooo:paragraph-rsid="00048121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Heading_20_1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2f25b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48121" fo:background-color="#ffff00" loext:char-shading-value="0"/>
    </style:style>
    <style:style style:name="T5" style:family="text">
      <style:text-properties officeooo:rsid="0002f25b" fo:background-color="#ffff00" loext:char-shading-value="0"/>
    </style:style>
    <style:style style:name="T6" style:family="text">
      <style:text-properties fo:background-color="#00ccff" loext:char-shading-value="0"/>
    </style:style>
    <style:style style:name="T7" style:family="text">
      <style:text-properties fo:background-color="#66ff99" loext:char-shading-value="0"/>
    </style:style>
    <style:style style:name="T8" style:family="text">
      <style:text-properties officeooo:rsid="0002f25b"/>
    </style:style>
    <style:style style:name="T9" style:family="text">
      <style:text-properties fo:color="#ff3333"/>
    </style:style>
    <style:style style:name="T10" style:family="text">
      <style:text-properties fo:color="#579d1c"/>
    </style:style>
    <style:style style:name="T11" style:family="text">
      <style:text-properties fo:font-weight="bold" officeooo:rsid="00048121" fo:background-color="#ffff00" loext:char-shading-value="0" style:font-weight-asian="bold" style:font-weight-complex="bold"/>
    </style:style>
    <style:style style:name="T12" style:family="text">
      <style:text-properties officeooo:rsid="0002f25b" fo:background-color="#00cc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RDS CON FILTERS</text:p>
      <text:p text:style-name="Text_20_body"/>
      <text:h text:style-name="P8" text:outline-level="2"><text:span text:style-name="T8">SERVICECATEGORY</text:span> → <text:span text:style-name="T9">MODULO FILTRO</text:span></text:h>
      <text:h text:style-name="P8" text:outline-level="2">SERVI<text:span text:style-name="T8">CE</text:span> → <text:span text:style-name="T10">MODULO CARDS</text:span></text:h>
      <text:p text:style-name="Text_20_body"/>
      <text:p text:style-name="P7"/>
      <text:p text:style-name="Text_20_body"/>
      <text:p text:style-name="Text_20_body"/>
      <text:h text:style-name="P9" text:outline-level="1">EN LA CLASE <text:span text:style-name="T8">DEL MODULO FILTRO DE LAS CARDS</text:span><text:span text:style-name="T12"> ( CATEGORY )</text:span></text:h>
      <text:p text:style-name="Text_20_body"/>
      <text:p text:style-name="P1"><text:s text:c="5"/>public function menu_filter_cards(){</text:p>
      <text:p text:style-name="P1"><text:s text:c="8"/>$result = $this-&gt;select_all(" <text:span text:style-name="T3">srcest</text:span> in ('t') ");</text:p>
      <text:p text:style-name="P1"><text:s text:c="8"/>for($i=0;$i&lt;count($result);$i++){</text:p>
      <text:p text:style-name="P1"><text:s text:c="12"/>$this-&gt;menu_ico <text:s text:c="6"/>= $result[$i]['<text:span text:style-name="T3">srcico</text:span>'];</text:p>
      <text:p text:style-name="P1"><text:s text:c="12"/>$this-&gt;menu_den <text:s text:c="6"/>= $result[$i]['<text:span text:style-name="T3">srcden</text:span>'];</text:p>
      <text:p text:style-name="P1"><text:s text:c="12"/>$this-&gt;menu_col <text:s text:c="6"/>= $result[$i]['<text:span text:style-name="T3">srccol</text:span>'];</text:p>
      <text:p text:style-name="P1"><text:s text:c="12"/>$this-&gt;menu_class <text:s text:c="4"/>= "";</text:p>
      <text:p text:style-name="P1"><text:s text:c="12"/>$this-&gt;menu_parametro_onclick = $result[$i]['<text:span text:style-name="T3">srcid</text:span>_code'];</text:p>
      <text:p text:style-name="P6"><text:s text:c="12"/>$this-&gt;menu_parametro_url = "<text:span text:style-name="T4">module/servicesCategory</text:span><text:span text:style-name="T11">/cards/src/</text:span><text:span text:style-name="T4">src_card_ajax.php</text:span>";</text:p>
      <text:p text:style-name="P1"><text:s text:c="12"/>$this-&gt;menu_parametro_view = "view";</text:p>
      <text:p text:style-name="P1"><text:s text:c="12"/>$this-&gt;menu_onclick <text:s text:c="2"/>= "filter_cards_";</text:p>
      <text:p text:style-name="P1"><text:s text:c="12"/>$res.=$this-&gt;MENU_();</text:p>
      <text:p text:style-name="P1"><text:s text:c="8"/>}</text:p>
      <text:p text:style-name="P1"><text:s text:c="8"/>return $res;</text:p>
      <text:p text:style-name="P1"><text:s text:c="4"/>}</text:p>
      <text:p text:style-name="P1"/>
      <text:h text:style-name="Heading_20_1" text:outline-level="1"><text:span text:style-name="T1">EN EL INDEX</text:span> </text:h>
      <text:p text:style-name="P1"/>
      <text:p text:style-name="P1"><text:s text:c="3"/><text:span text:style-name="T3">$SERVICECATEGORY</text:span> = new <text:span text:style-name="T3">serviceCategory</text:span>Modelo();</text:p>
      <text:p text:style-name="P1"><text:s text:c="4"/>$datos['menu_filter_cards'] = <text:span text:style-name="T3">$SERVICECATEGORY</text:span>-&gt;menu_filter_cards();</text:p>
      <text:p text:style-name="P1"/>
      <text:p text:style-name="P1"/>
      <text:h text:style-name="Heading_20_1" text:outline-level="1"><text:span text:style-name="T1">EN LA VISTA</text:span> </text:h>
      <text:p text:style-name="P1">{% block menuTop %}</text:p>
      <text:p text:style-name="P1">{{ dato.menu_filter_cards |raw }}</text:p>
      <text:p text:style-name="P1">{% endblock %}</text:p>
      <text:p text:style-name="P2"/>
      <text:h text:style-name="P9" text:outline-level="1">EL PHP AJAX</text:h>
      <text:p text:style-name="Text_20_body"/>
      <text:p text:style-name="P3">if ($_POST['accion'] == "filter_cards_")</text:p>
      <text:p text:style-name="P3">{</text:p>
      <text:p text:style-name="P3"/>
      <text:p text:style-name="P3"><text:s/>$<text:span text:style-name="T3">SERVICE</text:span> = new <text:span text:style-name="T3">serviceModelo</text:span>();</text:p>
      <text:p text:style-name="P3"><text:s/>$<text:span text:style-name="T3">SERVICE</text:span>-&gt;set_<text:span text:style-name="T3">srvsrc</text:span>id($SERVICE-&gt;decrypt($_POST['v1']));</text:p>
      <text:p text:style-name="P3"><text:s/></text:p>
      <text:p text:style-name="P3"><text:s/>if( $<text:span text:style-name="T3">SERVICE</text:span>-&gt;get_<text:span text:style-name="T3">srvsrc</text:span>id()==1){</text:p>
      <text:p text:style-name="P3"><text:s text:c="2"/>$condicional = " <text:span text:style-name="T3">srvest</text:span> in ('t') ";</text:p>
      <text:p text:style-name="P3">}else{</text:p>
      <text:p text:style-name="P3"><text:s text:c="2"/>$condicional = " <text:span text:style-name="T3">srvest</text:span> in ('t') and <text:span text:style-name="T3">srvsrc</text:span>id in (".$<text:span text:style-name="T3">SERVICE</text:span>-&gt;get_<text:span text:style-name="T3">srvsrc</text:span>id().")";</text:p>
      <text:p text:style-name="P3">}</text:p>
      <text:p text:style-name="P3"/>
      <text:p text:style-name="P3">$_SESSION['temp']['<text:span text:style-name="T3">SERVICE</text:span>_id'] = $<text:span text:style-name="T3">SERVICE</text:span>-&gt;get_<text:span text:style-name="T3">srvsrc</text:span>id();</text:p>
      <text:p text:style-name="P3">echo $datos['cardsimple'] = $<text:span text:style-name="T3">SERVICE</text:span>-&gt;cardsimple_($condicional);</text:p>
      <text:p text:style-name="P3">exit;</text:p>
      <text:p text:style-name="P3"/>
      <text:p text:style-name="P3">}</text:p>
      <text:p text:style-name="P3"/>
      <text:h text:style-name="Heading_20_1" text:outline-level="1"><text:span text:style-name="T1">EN EL PHP DE LA CLASE DE</text:span><text:span text:style-name="T2">L MODULOS </text:span><text:span text:style-name="T1">LAS CARDS</text:span> </text:h>
      <text:p text:style-name="P3"/>
      <text:p text:style-name="P3"><text:s text:c="4"/>public function cardsimple_($cardsimple_condicional="")</text:p>
      <text:p text:style-name="P3"><text:s text:c="2"/>{</text:p>
      <text:p text:style-name="P3"><text:s text:c="3"/><text:span text:style-name="T6"><text:s/>$data = $this-&gt;_config_();</text:span></text:p>
      <text:p text:style-name="P3"><text:s text:c="4"/>$this-&gt;cardsimple_struct = $data['cardsimple'];</text:p>
      <text:p text:style-name="P3"><text:s text:c="4"/>if($cardsimple_condicional==""){</text:p>
      <text:p text:style-name="P3"><text:s text:c="4"/>$this-&gt;cardsimple_data = $this-&gt;select_all($this-&gt;cardsimple_struct['select_conditional']); <text:s text:c="7"/></text:p>
      <text:p text:style-name="P3"><text:s text:c="4"/>}else{</text:p>
      <text:p text:style-name="P3"><text:s text:c="4"/>$this-&gt;cardsimple_data = $this-&gt;select_all($cardsimple_condicional);</text:p>
      <text:p text:style-name="P3"><text:s text:c="4"/>}</text:p>
      <text:p text:style-name="P3"><text:s text:c="4"/>$this-&gt;cardsimple_data = $this-&gt;tratamiento($this-&gt;cardsimple_data);</text:p>
      <text:p text:style-name="P3"><text:s text:c="4"/>#print_r($this-&gt;cardsimple_data);</text:p>
      <text:p text:style-name="P3"><text:s text:c="4"/>// $this-&gt;cardsimple_data = $this-&gt;estatus_mesa();</text:p>
      <text:p text:style-name="P3"><text:s text:c="3"/>//$this-&gt;datatable_data = $this-&gt;select_all(" <text:s/>". $est."='t' and ".$campo_dependiente." in (".$this-&gt;id_dependiente.")" <text:s/>);</text:p>
      <text:p text:style-name="P3"><text:s text:c="4"/>return $this-&gt;CARDSIMPLE_content();</text:p>
      <text:p text:style-name="P3"><text:s text:c="2"/>} <text:s/></text:p>
      <text:p text:style-name="P3"/>
      <text:p text:style-name="P3"><text:s text:c="2"/>public function tratamiento($data){</text:p>
      <text:p text:style-name="P3"/>
      <text:p text:style-name="P3"><text:s text:c="4"/>$json = $this-&gt;_config_();</text:p>
      <text:p text:style-name="P3"><text:s text:c="4"/>$json = $json['cardsimple']['estatu'];</text:p>
      <text:p text:style-name="P3"/>
      <text:p text:style-name="P3"><text:s text:c="4"/>for($i=0;$i&lt;count( $data ) ; $i++){</text:p>
      <text:p text:style-name="P3"><text:s text:c="5"/>$id = <text:s/>$data[$i][$json['id']]; </text:p>
      <text:p text:style-name="P3"><text:s text:c="5"/>$sql="SELECT * FROM ".$json['from']." WHERE <text:s/>".$json['where']." <text:s/>and <text:s/>".$json['parametro']." in (".$id.") <text:s/>; ";</text:p>
      <text:p text:style-name="P3"><text:s text:c="5"/>$result = $this-&gt;ejecutar_query($sql);</text:p>
      <text:p text:style-name="P3"/>
      <text:p text:style-name="P3"><text:s text:c="5"/>if($result[0][$json['id']]){</text:p>
      <text:p text:style-name="P3"><text:s text:c="7"/>$data[$i]['modo']='istrue'; <text:s text:c="5"/></text:p>
      <text:p text:style-name="P3"><text:s text:c="7"/>$data[$i]['class_color']=$result[0]['<text:span text:style-name="T3">srccol</text:span>'];</text:p>
      <text:p text:style-name="P3"><text:s text:c="7"/>$data[$i]['onclick']=$json['istrue']['onclick'];</text:p>
      <text:p text:style-name="P3"><text:s text:c="7"/>$data[$i]['onclick_parametro']=$json['istrue']['onclick_parametro']; <text:s/></text:p>
      <text:p text:style-name="P3"><text:s text:c="7"/>$data[$i]['href']=$json['istrue']['href'];</text:p>
      <text:p text:style-name="P3"><text:s text:c="7"/>$data[$i]['data-toggle']=$json['istrue']['data-toggle'];</text:p>
      <text:p text:style-name="P3"><text:s text:c="7"/>$data[$i]['role']=$json['istrue']['role']; <text:s text:c="2"/></text:p>
      <text:p text:style-name="P3"><text:s text:c="7"/>$data[$i]['campo_label_superior']=" Bs ".$result[0]['<text:span text:style-name="T3">srvpvp</text:span>']; <text:s text:c="2"/></text:p>
      <text:p text:style-name="P3"><text:s text:c="5"/>}else{</text:p>
      <text:p text:style-name="P3"><text:s text:c="7"/>$data[$i]['modo']='isfalse'; <text:s text:c="5"/></text:p>
      <text:p text:style-name="P3"><text:s text:c="7"/>$data[$i]['class_color']=$json['isfalse']['class_color'];</text:p>
      <text:p text:style-name="P3"><text:s text:c="7"/>$data[$i]['onclick']=$json['isfalse']['onclick'];</text:p>
      <text:p text:style-name="P3"><text:s text:c="7"/>$data[$i]['onclick_parametro']=$json['isfalse']['onclick_parametro'];</text:p>
      <text:p text:style-name="P3"><text:s text:c="7"/>$data[$i]['href']=$json['isfalse']['href'];</text:p>
      <text:p text:style-name="P3"><text:s text:c="7"/>$data[$i]['data-toggle']=$json['isfalse']['data-toggle'];</text:p>
      <text:p text:style-name="P3"><text:s text:c="7"/>$data[$i]['role']=$json['isfalse']['role'];</text:p>
      <text:p text:style-name="P3"><text:s text:c="5"/>}</text:p>
      <text:p text:style-name="P3"><text:s text:c="3"/>}</text:p>
      <text:p text:style-name="P3"/>
      <text:p text:style-name="P3"><text:s text:c="3"/>return $data;</text:p>
      <text:p text:style-name="P3"/>
      <text:p text:style-name="P3"><text:s/>}</text:p>
      <text:p text:style-name="P3"/>
      <text:h text:style-name="Heading_20_1" text:outline-level="1"><text:span text:style-name="T1">EN EL JSON </text:span><text:span text:style-name="T2">DEL MODULO DE LAS CARDS </text:span><text:s/></text:h>
      <text:p text:style-name="P2"/>
      <text:p text:style-name="P3">"cardsimple": {</text:p>
      <text:p text:style-name="P3"><text:s text:c="4"/>"style": "margin:10px; width:150px; font-size:16px",</text:p>
      <text:p text:style-name="P3"><text:s text:c="4"/>"class": "btn <text:s/>btn-app radius-4",</text:p>
      <text:p text:style-name="P3"><text:s text:c="4"/>"class_icon": "ace-icon fa fa-cog bigger-230",</text:p>
      <text:p text:style-name="P3"><text:s text:c="4"/>"campo_label": "<text:span text:style-name="T3">srv</text:span>den",</text:p>
      <text:p text:style-name="P3"><text:s text:c="4"/>"campo_label_superior": "<text:span text:style-name="T3">srvpvp</text:span>",</text:p>
      <text:p text:style-name="P3"><text:s text:c="4"/>"select_conditional": "<text:span text:style-name="T3">srv</text:span>est in ('t')",</text:p>
      <text:p text:style-name="P3"><text:s text:c="4"/>"estatu": {</text:p>
      <text:p text:style-name="P3"><text:s text:c="6"/>"from": "<text:span text:style-name="T3">service s , serviceCategory c</text:span>",</text:p>
      <text:p text:style-name="P3"><text:s text:c="6"/>"id": "<text:span text:style-name="T3">srv</text:span>id",</text:p>
      <text:p text:style-name="P3"><text:s text:c="6"/>"where": "s.<text:span text:style-name="T3">srv</text:span>est in ('t') <text:s/>and s.<text:span text:style-name="T3">srvsrc</text:span>id = c.<text:span text:style-name="T3">src</text:span>id",</text:p>
      <text:p text:style-name="P3"><text:s text:c="6"/>"parametro": "<text:span text:style-name="T3">srv</text:span>id",</text:p>
      <text:p text:style-name="P3"><text:s text:c="6"/>"istrue": {</text:p>
      <text:p text:style-name="P3"><text:s text:c="8"/>"class_color": "btn-info",</text:p>
      <text:p text:style-name="P3"><text:s text:c="8"/>"href": "#modal-<text:span text:style-name="T6">odd</text:span>",</text:p>
      <text:p text:style-name="P3"><text:s text:c="8"/>"data-toggle": "modal",</text:p>
      <text:p text:style-name="P3"><text:s text:c="8"/>"role": "button",</text:p>
      <text:p text:style-name="P3"><text:s text:c="8"/>"onclick": "<text:span text:style-name="T6">new_modal_odd_click</text:span>",</text:p>
      <text:p text:style-name="P3"><text:s text:c="8"/>"onclick_parametro": "<text:span text:style-name="T3">srv</text:span>id_code"</text:p>
      <text:p text:style-name="P3"><text:s text:c="6"/>},</text:p>
      <text:p text:style-name="P3"><text:s text:c="6"/>"isfalse": {</text:p>
      <text:p text:style-name="P3"><text:s text:c="8"/>"class_color": "btn-success",</text:p>
      <text:p text:style-name="P3"><text:s text:c="8"/>"href": "#modal-acm",</text:p>
      <text:p text:style-name="P3"><text:s text:c="8"/>"data-toggle": "modal",</text:p>
      <text:p text:style-name="P3"><text:s text:c="8"/>"role": "button",</text:p>
      <text:p text:style-name="P3"><text:s text:c="8"/>"onclick": "<text:span text:style-name="T7">new_modal_acm_click</text:span>",</text:p>
      <text:p text:style-name="P3"><text:s text:c="8"/>"onclick_parametro": "<text:span text:style-name="T3">srv</text:span>id_code"</text:p>
      <text:p text:style-name="P3"><text:s text:c="6"/>}</text:p>
      <text:p text:style-name="P3"><text:s text:c="4"/>}</text:p>
      <text:p text:style-name="P3"><text:s text:c="2"/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08-06T03:46:21.762957802</meta:creation-date>
    <dc:date>2016-08-07T05:51:10.390218375</dc:date>
    <dc:creator>pitagora </dc:creator>
    <meta:editing-duration>PT5H11M33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16" meta:word-count="319" meta:character-count="4410" meta:non-whitespace-character-count="3584"/>
  </office:meta>
</office:document-meta>
</file>